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1.961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552cm"/>
    </style:style>
    <style:style style:name="co8" style:family="table-column">
      <style:table-column-properties fo:break-before="auto" style:column-width="2.902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0.441cm"/>
    </style:style>
    <style:style style:name="co11" style:family="table-column">
      <style:table-column-properties fo:break-before="auto" style:column-width="0.386cm"/>
    </style:style>
    <style:style style:name="co12" style:family="table-column">
      <style:table-column-properties fo:break-before="auto" style:column-width="0.332cm"/>
    </style:style>
    <style:style style:name="co13" style:family="table-column">
      <style:table-column-properties fo:break-before="auto" style:column-width="0.358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4.096cm"/>
    </style:style>
    <style:style style:name="co16" style:family="table-column">
      <style:table-column-properties fo:break-before="auto" style:column-width="3.764cm"/>
    </style:style>
    <style:style style:name="co17" style:family="table-column">
      <style:table-column-properties fo:break-before="auto" style:column-width="5.556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284cm"/>
    </style:style>
    <style:style style:name="co20" style:family="table-column">
      <style:table-column-properties fo:break-before="auto" style:column-width="5.533cm"/>
    </style:style>
    <style:style style:name="co21" style:family="table-column">
      <style:table-column-properties fo:break-before="auto" style:column-width="2.819cm"/>
    </style:style>
    <style:style style:name="co22" style:family="table-column">
      <style:table-column-properties fo:break-before="auto" style:column-width="2.598cm"/>
    </style:style>
    <style:style style:name="co23" style:family="table-column">
      <style:table-column-properties fo:break-before="auto" style:column-width="2.681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5.833cm"/>
    </style:style>
    <style:style style:name="co26" style:family="table-column">
      <style:table-column-properties fo:break-before="auto" style:column-width="5.341cm"/>
    </style:style>
    <style:style style:name="co27" style:family="table-column">
      <style:table-column-properties fo:break-before="auto" style:column-width="2.852cm"/>
    </style:style>
    <style:style style:name="co28" style:family="table-column">
      <style:table-column-properties fo:break-before="auto" style:column-width="4.616cm"/>
    </style:style>
    <style:style style:name="co29" style:family="table-column">
      <style:table-column-properties fo:break-before="auto" style:column-width="2.875cm"/>
    </style:style>
    <style:style style:name="co30" style:family="table-column">
      <style:table-column-properties fo:break-before="auto" style:column-width="2.492cm"/>
    </style:style>
    <style:style style:name="co31" style:family="table-column">
      <style:table-column-properties fo:break-before="auto" style:column-width="3.814cm"/>
    </style:style>
    <style:style style:name="co32" style:family="table-column">
      <style:table-column-properties fo:break-before="auto" style:column-width="6.087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1.774cm"/>
    </style:style>
    <style:style style:name="co35" style:family="table-column">
      <style:table-column-properties fo:break-before="auto" style:column-width="3.842cm"/>
    </style:style>
    <style:style style:name="co36" style:family="table-column">
      <style:table-column-properties fo:break-before="auto" style:column-width="2.02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2.327cm"/>
    </style:style>
    <style:style style:name="co39" style:family="table-column">
      <style:table-column-properties fo:break-before="auto" style:column-width="3.4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16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typemontant</text:p>
          </table:table-cell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3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2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ANIMALHANDL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EAM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LADE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IMB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UB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ISGUISE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LIGHT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FAL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GUNNER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MPERSON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OSEC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ERFAC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TIC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NAVIGA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AL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SUASION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GRAM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TOCO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SYCHOSURGERY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RESEARCH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CROUNG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EEKER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PRAY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WIMMING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THROWINGWEAPONS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ASSAULT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CONTROL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SENSE</text:p>
          </table:table-cell>
          <table:table-cell table:number-columns-repeated="3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KINETIC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EEKER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PRAY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THROWING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4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4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3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odèle perso" table:style-name="ta1">
        <table:table-column table:style-name="co2" table:number-columns-repeated="8" table:default-cell-style-name="Default"/>
        <table:table-row table:style-name="ro2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2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3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3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2" table:number-rows-repeated="7">
          <table:table-cell table:number-columns-repeated="8"/>
        </table:table-row>
        <table:table-row table:style-name="ro2">
          <table:table-cell office:value-type="string">
            <text:p>EDITS</text:p>
          </table:table-cell>
          <table:table-cell table:number-columns-repeated="7"/>
        </table:table-row>
        <table:table-row table:style-name="ro3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</table:table>
      <table:table table:name="Génération SQ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4">
          <table:table-cell table:style-name="ce5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1">
          <table:table-cell table:style-name="ce5" office:value-type="string">
            <text:p>(</text:p>
          </table:table-cell>
          <table:table-cell table:formula="of:=[Personnage.B3]" office:value-type="string" office:string-value="ID">
            <text:p>ID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NOM">
            <text:p>NOM</text:p>
          </table:table-cell>
          <table:table-cell office:value-type="string">
            <text:p>', '</text:p>
          </table:table-cell>
          <table:table-cell table:formula="of:=[Personnage.B2]" office:value-type="string" office:string-value="JOUEUR">
            <text:p>JOUEUR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5"/>
          <table:table-cell table:number-columns-repeated="21"/>
        </table:table-row>
        <table:table-row table:style-name="ro4">
          <table:table-cell table:style-name="ce5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1">
          <table:table-cell office:value-type="string">
            <text:p>(</text:p>
          </table:table-cell>
          <table:table-cell table:formula="of:=[Personnage.B4]" office:value-type="string" office:string-value="IDEDIT1">
            <text:p>IDEDIT1</text:p>
          </table:table-cell>
          <table:table-cell office:value-type="string">
            <text:p>,</text:p>
          </table:table-cell>
          <table:table-cell table:formula="of:=IF(LEN([Personnage.A14])&gt;0;[Personnage.A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])&gt;0;CONCATENATE(&quot;'&quot;;[Personnage.G14];&quot;'&quot;);&quot;null&quot;)" office:value-type="string" office:string-value="'typemontant'">
            <text:p>'typemontant'</text:p>
          </table:table-cell>
          <table:table-cell office:value-type="string">
            <text:p>,</text:p>
          </table:table-cell>
          <table:table-cell table:formula="of:=[Personnage.F1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4])&gt;0;CONCATENATE(&quot;'&quot;;[Personnage.B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])&gt;0;CONCATENATE(&quot;'&quot;;[Personnage.H14];&quot;'&quot;);&quot;null&quot;)" office:value-type="string" office:string-value="'HYPERCORP'">
            <text:p>'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])&gt;0;[Personnage.A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])&gt;0;CONCATENATE(&quot;'&quot;;[Personnage.G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])&gt;0;CONCATENATE(&quot;'&quot;;[Personnage.B15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])&gt;0;CONCATENATE(&quot;'&quot;;[Personnage.H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])&gt;0;[Personnage.A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])&gt;0;CONCATENATE(&quot;'&quot;;[Personnage.G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])&gt;0;CONCATENATE(&quot;'&quot;;[Personnage.B16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])&gt;0;CONCATENATE(&quot;'&quot;;[Personnage.H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])&gt;0;[Personnage.A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])&gt;0;CONCATENATE(&quot;'&quot;;[Personnage.G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])&gt;0;CONCATENATE(&quot;'&quot;;[Personnage.B17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])&gt;0;CONCATENATE(&quot;'&quot;;[Personnage.H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])&gt;0;[Personnage.A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])&gt;0;CONCATENATE(&quot;'&quot;;[Personnage.G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])&gt;0;CONCATENATE(&quot;'&quot;;[Personnage.B1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])&gt;0;[Personnage.A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])&gt;0;CONCATENATE(&quot;'&quot;;[Personnage.G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])&gt;0;CONCATENATE(&quot;'&quot;;[Personnage.B19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])&gt;0;[Personnage.A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])&gt;0;CONCATENATE(&quot;'&quot;;[Personnage.G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])&gt;0;CONCATENATE(&quot;'&quot;;[Personnage.B2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'FURY'">
            <text:p>'FURY'</text:p>
          </table:table-cell>
          <table:table-cell office:value-type="string">
            <text:p>,</text:p>
          </table:table-cell>
          <table:table-cell table:formula="of:=IF(LEN([Personnage.H20])&gt;0;CONCATENATE(&quot;'&quot;;[Personnage.H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])&gt;0;[Personnage.A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])&gt;0;CONCATENATE(&quot;'&quot;;[Personnage.G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])&gt;0;CONCATENATE(&quot;'&quot;;[Personnage.B2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])&gt;0;CONCATENATE(&quot;'&quot;;[Personnage.H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2])&gt;0;[Personnage.A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2])&gt;0;CONCATENATE(&quot;'&quot;;[Personnage.G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])&gt;0;CONCATENATE(&quot;'&quot;;[Personnage.B22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2])&gt;0;CONCATENATE(&quot;'&quot;;[Personnage.H22];&quot;'&quot;);&quot;null&quot;)" office:value-type="string" office:string-value="'FURY'">
            <text:p>'FURY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4])&gt;0;[Personnage.A24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4])&gt;0;CONCATENATE(&quot;'&quot;;[Personnage.G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])&gt;0;CONCATENATE(&quot;'&quot;;[Personnage.B24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4])&gt;0;CONCATENATE(&quot;'&quot;;[Personnage.H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5])&gt;0;[Personnage.A25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5])&gt;0;CONCATENATE(&quot;'&quot;;[Personnage.G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])&gt;0;CONCATENATE(&quot;'&quot;;[Personnage.B25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5])&gt;0;CONCATENATE(&quot;'&quot;;[Personnage.H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6])&gt;0;[Personnage.A26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6])&gt;0;CONCATENATE(&quot;'&quot;;[Personnage.G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6])&gt;0;CONCATENATE(&quot;'&quot;;[Personnage.B26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6])&gt;0;CONCATENATE(&quot;'&quot;;[Personnage.H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8])&gt;0;[Personnage.A28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8])&gt;0;CONCATENATE(&quot;'&quot;;[Personnage.G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8])&gt;0;CONCATENATE(&quot;'&quot;;[Personnage.B2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8])&gt;0;CONCATENATE(&quot;'&quot;;[Personnage.H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9])&gt;0;[Personnage.A29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9])&gt;0;CONCATENATE(&quot;'&quot;;[Personnage.G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9])&gt;0;CONCATENATE(&quot;'&quot;;[Personnage.B2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9])&gt;0;CONCATENATE(&quot;'&quot;;[Personnage.H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0])&gt;0;[Personnage.A30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0])&gt;0;CONCATENATE(&quot;'&quot;;[Personnage.G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0])&gt;0;CONCATENATE(&quot;'&quot;;[Personnage.B3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0])&gt;0;CONCATENATE(&quot;'&quot;;[Personnage.H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1])&gt;0;[Personnage.A31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1])&gt;0;CONCATENATE(&quot;'&quot;;[Personnage.G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1])&gt;0;CONCATENATE(&quot;'&quot;;[Personnage.B31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1])&gt;0;CONCATENATE(&quot;'&quot;;[Personnage.H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2])&gt;0;[Personnage.A32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2])&gt;0;CONCATENATE(&quot;'&quot;;[Personnage.G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2])&gt;0;CONCATENATE(&quot;'&quot;;[Personnage.B32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2])&gt;0;CONCATENATE(&quot;'&quot;;[Personnage.H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33])&gt;0;[Personnage.A33];&quot;null&quot;)" office:value-type="float" office:value="0">
            <text:p>0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33])&gt;0;CONCATENATE(&quot;'&quot;;[Personnage.G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33])&gt;0;CONCATENATE(&quot;'&quot;;[Personnage.B33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4])&gt;0;[Personnage.A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4])&gt;0;CONCATENATE(&quot;'&quot;;[Personnage.G4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4])&gt;0;CONCATENATE(&quot;'&quot;;[Personnage.B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G44])&gt;0;CONCATENATE(&quot;'&quot;;[Personnage.G4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4])&gt;0;CONCATENATE(&quot;'&quot;;[Personnage.H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5])&gt;0;[Personnage.A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5])&gt;0;CONCATENATE(&quot;'&quot;;[Personnage.G4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5])&gt;0;CONCATENATE(&quot;'&quot;;[Personnage.B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G45])&gt;0;CONCATENATE(&quot;'&quot;;[Personnage.G4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5])&gt;0;CONCATENATE(&quot;'&quot;;[Personnage.H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6])&gt;0;[Personnage.A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6])&gt;0;CONCATENATE(&quot;'&quot;;[Personnage.G4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6])&gt;0;CONCATENATE(&quot;'&quot;;[Personnage.B46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G46])&gt;0;CONCATENATE(&quot;'&quot;;[Personnage.G4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6])&gt;0;CONCATENATE(&quot;'&quot;;[Personnage.H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7])&gt;0;[Personnage.A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7])&gt;0;CONCATENATE(&quot;'&quot;;[Personnage.G4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7])&gt;0;CONCATENATE(&quot;'&quot;;[Personnage.B4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NIMALHANDLING'">
            <text:p>'ANIMALHANDLING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7])&gt;0;CONCATENATE(&quot;'&quot;;[Personnage.H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8])&gt;0;[Personnage.A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8])&gt;0;CONCATENATE(&quot;'&quot;;[Personnage.G4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8])&gt;0;CONCATENATE(&quot;'&quot;;[Personnage.B4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BEAMWEAPONS'">
            <text:p>'BEAMWEAPONS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8])&gt;0;CONCATENATE(&quot;'&quot;;[Personnage.H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49])&gt;0;[Personnage.A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49])&gt;0;CONCATENATE(&quot;'&quot;;[Personnage.G4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49])&gt;0;CONCATENATE(&quot;'&quot;;[Personnage.B4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BLADES'">
            <text:p>'BLADES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49])&gt;0;CONCATENATE(&quot;'&quot;;[Personnage.H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0])&gt;0;[Personnage.A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0])&gt;0;CONCATENATE(&quot;'&quot;;[Personnage.G5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0])&gt;0;CONCATENATE(&quot;'&quot;;[Personnage.B5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CLIMBING'">
            <text:p>'CLIMBING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3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1])&gt;0;[Personnage.A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1])&gt;0;CONCATENATE(&quot;'&quot;;[Personnage.G5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1])&gt;0;CONCATENATE(&quot;'&quot;;[Personnage.B5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CLUBS'">
            <text:p>'CLUBS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2])&gt;0;[Personnage.A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2])&gt;0;CONCATENATE(&quot;'&quot;;[Personnage.G5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2])&gt;0;CONCATENATE(&quot;'&quot;;[Personnage.B5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3])&gt;0;[Personnage.A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3])&gt;0;CONCATENATE(&quot;'&quot;;[Personnage.G5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3])&gt;0;CONCATENATE(&quot;'&quot;;[Personnage.B5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4])&gt;0;[Personnage.A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4])&gt;0;CONCATENATE(&quot;'&quot;;[Personnage.G5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4])&gt;0;CONCATENATE(&quot;'&quot;;[Personnage.B5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DISGUISE'">
            <text:p>'DISGUISE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5])&gt;0;[Personnage.A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5])&gt;0;CONCATENATE(&quot;'&quot;;[Personnage.G5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5])&gt;0;CONCATENATE(&quot;'&quot;;[Personnage.B5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FLIGHT'">
            <text:p>'FLIGHT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6])&gt;0;[Personnage.A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6])&gt;0;CONCATENATE(&quot;'&quot;;[Personnage.G5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6])&gt;0;CONCATENATE(&quot;'&quot;;[Personnage.B5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7])&gt;0;[Personnage.A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7])&gt;0;CONCATENATE(&quot;'&quot;;[Personnage.G5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7])&gt;0;CONCATENATE(&quot;'&quot;;[Personnage.B5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FREEFALL'">
            <text:p>'FREEFALL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8])&gt;0;[Personnage.A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8])&gt;0;CONCATENATE(&quot;'&quot;;[Personnage.G5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8])&gt;0;CONCATENATE(&quot;'&quot;;[Personnage.B5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59])&gt;0;[Personnage.A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59])&gt;0;CONCATENATE(&quot;'&quot;;[Personnage.G5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59])&gt;0;CONCATENATE(&quot;'&quot;;[Personnage.B5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GUNNERY'">
            <text:p>'GUNNERY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0])&gt;0;[Personnage.A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0])&gt;0;CONCATENATE(&quot;'&quot;;[Personnage.G6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0])&gt;0;CONCATENATE(&quot;'&quot;;[Personnage.B6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IMPERSONATION'">
            <text:p>'IMPERSONATION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4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1])&gt;0;[Personnage.A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1])&gt;0;CONCATENATE(&quot;'&quot;;[Personnage.G6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1])&gt;0;CONCATENATE(&quot;'&quot;;[Personnage.B6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2])&gt;0;[Personnage.A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2])&gt;0;CONCATENATE(&quot;'&quot;;[Personnage.G6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2])&gt;0;CONCATENATE(&quot;'&quot;;[Personnage.B6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3])&gt;0;[Personnage.A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3])&gt;0;CONCATENATE(&quot;'&quot;;[Personnage.G6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3])&gt;0;CONCATENATE(&quot;'&quot;;[Personnage.B6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4])&gt;0;[Personnage.A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4])&gt;0;CONCATENATE(&quot;'&quot;;[Personnage.G6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4])&gt;0;CONCATENATE(&quot;'&quot;;[Personnage.B6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5])&gt;0;[Personnage.A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5])&gt;0;CONCATENATE(&quot;'&quot;;[Personnage.G6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5])&gt;0;CONCATENATE(&quot;'&quot;;[Personnage.B6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6])&gt;0;[Personnage.A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6])&gt;0;CONCATENATE(&quot;'&quot;;[Personnage.G6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6])&gt;0;CONCATENATE(&quot;'&quot;;[Personnage.B6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6])&gt;0;CONCATENATE(&quot;'&quot;;[Personnage.H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7])&gt;0;[Personnage.A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7])&gt;0;CONCATENATE(&quot;'&quot;;[Personnage.G6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7])&gt;0;CONCATENATE(&quot;'&quot;;[Personnage.B6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KINETICWEAPONS'">
            <text:p>'KINETICWEAPONS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7])&gt;0;CONCATENATE(&quot;'&quot;;[Personnage.H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8])&gt;0;[Personnage.A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8])&gt;0;CONCATENATE(&quot;'&quot;;[Personnage.G6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8])&gt;0;CONCATENATE(&quot;'&quot;;[Personnage.B6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NAVIGATION'">
            <text:p>'NAVIGATION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8])&gt;0;CONCATENATE(&quot;'&quot;;[Personnage.H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69])&gt;0;[Personnage.A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69])&gt;0;CONCATENATE(&quot;'&quot;;[Personnage.G6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69])&gt;0;CONCATENATE(&quot;'&quot;;[Personnage.B6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PALMING'">
            <text:p>'PALMING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69])&gt;0;CONCATENATE(&quot;'&quot;;[Personnage.H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0])&gt;0;[Personnage.A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0])&gt;0;CONCATENATE(&quot;'&quot;;[Personnage.G7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0])&gt;0;CONCATENATE(&quot;'&quot;;[Personnage.B7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0])&gt;0;CONCATENATE(&quot;'&quot;;[Personnage.H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5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1])&gt;0;[Personnage.A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1])&gt;0;CONCATENATE(&quot;'&quot;;[Personnage.G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1])&gt;0;CONCATENATE(&quot;'&quot;;[Personnage.B7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PERSUASION'">
            <text:p>'PERSUASION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1])&gt;0;CONCATENATE(&quot;'&quot;;[Personnage.H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2])&gt;0;[Personnage.A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2])&gt;0;CONCATENATE(&quot;'&quot;;[Personnage.G7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2])&gt;0;CONCATENATE(&quot;'&quot;;[Personnage.B7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2])&gt;0;CONCATENATE(&quot;'&quot;;[Personnage.H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3])&gt;0;[Personnage.A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3])&gt;0;CONCATENATE(&quot;'&quot;;[Personnage.G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3])&gt;0;CONCATENATE(&quot;'&quot;;[Personnage.B7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3])&gt;0;CONCATENATE(&quot;'&quot;;[Personnage.H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4])&gt;0;[Personnage.A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4])&gt;0;CONCATENATE(&quot;'&quot;;[Personnage.G7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4])&gt;0;CONCATENATE(&quot;'&quot;;[Personnage.B7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PSYCHOSURGERY'">
            <text:p>'PSYCHOSURGERY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4])&gt;0;CONCATENATE(&quot;'&quot;;[Personnage.H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5])&gt;0;[Personnage.A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5])&gt;0;CONCATENATE(&quot;'&quot;;[Personnage.G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5])&gt;0;CONCATENATE(&quot;'&quot;;[Personnage.B7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5])&gt;0;CONCATENATE(&quot;'&quot;;[Personnage.H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6])&gt;0;[Personnage.A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6])&gt;0;CONCATENATE(&quot;'&quot;;[Personnage.G76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6])&gt;0;CONCATENATE(&quot;'&quot;;[Personnage.B7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SCROUNGING'">
            <text:p>'SCROUNGING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6])&gt;0;CONCATENATE(&quot;'&quot;;[Personnage.H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7])&gt;0;[Personnage.A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7])&gt;0;CONCATENATE(&quot;'&quot;;[Personnage.G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7])&gt;0;CONCATENATE(&quot;'&quot;;[Personnage.B7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SEEKERWEAPONS'">
            <text:p>'SEEKERWEAPONS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7])&gt;0;CONCATENATE(&quot;'&quot;;[Personnage.H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8])&gt;0;[Personnage.A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8])&gt;0;CONCATENATE(&quot;'&quot;;[Personnage.G7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8])&gt;0;CONCATENATE(&quot;'&quot;;[Personnage.B7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SPRAYWEAPONS'">
            <text:p>'SPRAYWEAPONS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8])&gt;0;CONCATENATE(&quot;'&quot;;[Personnage.H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79])&gt;0;[Personnage.A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79])&gt;0;CONCATENATE(&quot;'&quot;;[Personnage.G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79])&gt;0;CONCATENATE(&quot;'&quot;;[Personnage.B7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SWIMMING'">
            <text:p>'SWIMMING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79])&gt;0;CONCATENATE(&quot;'&quot;;[Personnage.H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0])&gt;0;[Personnage.A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0])&gt;0;CONCATENATE(&quot;'&quot;;[Personnage.G80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0])&gt;0;CONCATENATE(&quot;'&quot;;[Personnage.B8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THROWINGWEAPONS'">
            <text:p>'THROWINGWEAPONS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0])&gt;0;CONCATENATE(&quot;'&quot;;[Personnage.H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6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1])&gt;0;[Personnage.A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1])&gt;0;CONCATENATE(&quot;'&quot;;[Personnage.G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1])&gt;0;CONCATENATE(&quot;'&quot;;[Personnage.B8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1])&gt;0;CONCATENATE(&quot;'&quot;;[Personnage.H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2])&gt;0;[Personnage.A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2])&gt;0;CONCATENATE(&quot;'&quot;;[Personnage.G82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2])&gt;0;CONCATENATE(&quot;'&quot;;[Personnage.B82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SSAULT'">
            <text:p>'ASSAUL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2])&gt;0;CONCATENATE(&quot;'&quot;;[Personnage.H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3])&gt;0;[Personnage.A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3])&gt;0;CONCATENATE(&quot;'&quot;;[Personnage.G8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3])&gt;0;CONCATENATE(&quot;'&quot;;[Personnage.B83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CONTROL'">
            <text:p>'CONTROL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3])&gt;0;CONCATENATE(&quot;'&quot;;[Personnage.H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84])&gt;0;[Personnage.A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84])&gt;0;CONCATENATE(&quot;'&quot;;[Personnage.G84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F8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84])&gt;0;CONCATENATE(&quot;'&quot;;[Personnage.B84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SENSE'">
            <text:p>'SENSE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84])&gt;0;CONCATENATE(&quot;'&quot;;[Personnage.H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6])&gt;0;[Personnage.A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3])&gt;0;CONCATENATE(&quot;'&quot;;[Personnage.G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3])&gt;0;CONCATENATE(&quot;'&quot;;[Personnage.B12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3])&gt;0;CONCATENATE(&quot;'&quot;;[Personnage.H123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7])&gt;0;[Personnage.A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4])&gt;0;CONCATENATE(&quot;'&quot;;[Personnage.G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4])&gt;0;CONCATENATE(&quot;'&quot;;[Personnage.B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4])&gt;0;CONCATENATE(&quot;'&quot;;[Personnage.H124];&quot;'&quot;);&quot;null&quot;)" office:value-type="string" office:string-value="'Notes Ocho'">
            <text:p>'Notes 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8])&gt;0;[Personnage.A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5])&gt;0;CONCATENATE(&quot;'&quot;;[Personnage.G125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5])&gt;0;CONCATENATE(&quot;'&quot;;[Personnage.B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'A'">
            <text:p>'A'</text:p>
          </table:table-cell>
          <table:table-cell office:value-type="string">
            <text:p>,</text:p>
          </table:table-cell>
          <table:table-cell table:formula="of:=IF(LEN([Personnage.H125])&gt;0;CONCATENATE(&quot;'&quot;;[Personnage.H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99])&gt;0;[Personnage.A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6])&gt;0;CONCATENATE(&quot;'&quot;;[Personnage.G126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6])&gt;0;CONCATENATE(&quot;'&quot;;[Personnage.B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'C'">
            <text:p>'C'</text:p>
          </table:table-cell>
          <table:table-cell office:value-type="string">
            <text:p>,</text:p>
          </table:table-cell>
          <table:table-cell table:formula="of:=IF(LEN([Personnage.H126])&gt;0;CONCATENATE(&quot;'&quot;;[Personnage.H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0])&gt;0;[Personnage.A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7])&gt;0;CONCATENATE(&quot;'&quot;;[Personnage.G127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7])&gt;0;CONCATENATE(&quot;'&quot;;[Personnage.B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'E'">
            <text:p>'E'</text:p>
          </table:table-cell>
          <table:table-cell office:value-type="string">
            <text:p>,</text:p>
          </table:table-cell>
          <table:table-cell table:formula="of:=IF(LEN([Personnage.H127])&gt;0;CONCATENATE(&quot;'&quot;;[Personnage.H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1])&gt;0;[Personnage.A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8])&gt;0;CONCATENATE(&quot;'&quot;;[Personnage.G128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8])&gt;0;CONCATENATE(&quot;'&quot;;[Personnage.B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'F'">
            <text:p>'F'</text:p>
          </table:table-cell>
          <table:table-cell office:value-type="string">
            <text:p>,</text:p>
          </table:table-cell>
          <table:table-cell table:formula="of:=IF(LEN([Personnage.H128])&gt;0;CONCATENATE(&quot;'&quot;;[Personnage.H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7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2])&gt;0;[Personnage.A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9])&gt;0;CONCATENATE(&quot;'&quot;;[Personnage.G129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9])&gt;0;CONCATENATE(&quot;'&quot;;[Personnage.B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'G'">
            <text:p>'G'</text:p>
          </table:table-cell>
          <table:table-cell office:value-type="string">
            <text:p>,</text:p>
          </table:table-cell>
          <table:table-cell table:formula="of:=IF(LEN([Personnage.H129])&gt;0;CONCATENATE(&quot;'&quot;;[Personnage.H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3])&gt;0;[Personnage.A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0])&gt;0;CONCATENATE(&quot;'&quot;;[Personnage.G130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0])&gt;0;CONCATENATE(&quot;'&quot;;[Personnage.B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'I'">
            <text:p>'I'</text:p>
          </table:table-cell>
          <table:table-cell office:value-type="string">
            <text:p>,</text:p>
          </table:table-cell>
          <table:table-cell table:formula="of:=IF(LEN([Personnage.H130])&gt;0;CONCATENATE(&quot;'&quot;;[Personnage.H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4])&gt;0;[Personnage.A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1])&gt;0;CONCATENATE(&quot;'&quot;;[Personnage.G131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1])&gt;0;CONCATENATE(&quot;'&quot;;[Personnage.B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'R'">
            <text:p>'R'</text:p>
          </table:table-cell>
          <table:table-cell office:value-type="string">
            <text:p>,</text:p>
          </table:table-cell>
          <table:table-cell table:formula="of:=IF(LEN([Personnage.H131])&gt;0;CONCATENATE(&quot;'&quot;;[Personnage.H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5])&gt;0;[Personnage.A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2])&gt;0;CONCATENATE(&quot;'&quot;;[Personnage.G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2])&gt;0;CONCATENATE(&quot;'&quot;;[Personnage.B132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2])&gt;0;CONCATENATE(&quot;'&quot;;[Personnage.H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6])&gt;0;[Personnage.A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3])&gt;0;CONCATENATE(&quot;'&quot;;[Personnage.G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3])&gt;0;CONCATENATE(&quot;'&quot;;[Personnage.B13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3])&gt;0;CONCATENATE(&quot;'&quot;;[Personnage.H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7])&gt;0;[Personnage.A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4])&gt;0;CONCATENATE(&quot;'&quot;;[Personnage.G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4])&gt;0;CONCATENATE(&quot;'&quot;;[Personnage.B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4])&gt;0;CONCATENATE(&quot;'&quot;;[Personnage.H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8])&gt;0;[Personnage.A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5])&gt;0;CONCATENATE(&quot;'&quot;;[Personnage.G13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5])&gt;0;CONCATENATE(&quot;'&quot;;[Personnage.B135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5])&gt;0;CONCATENATE(&quot;'&quot;;[Personnage.H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09])&gt;0;[Personnage.A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09])&gt;0;CONCATENATE(&quot;'&quot;;[Personnage.G10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09])&gt;0;CONCATENATE(&quot;'&quot;;[Personnage.B10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PERSUASION'">
            <text:p>'PERSUASION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09])&gt;0;CONCATENATE(&quot;'&quot;;[Personnage.H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0])&gt;0;[Personnage.A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0])&gt;0;CONCATENATE(&quot;'&quot;;[Personnage.G11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0])&gt;0;CONCATENATE(&quot;'&quot;;[Personnage.B11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0])&gt;0;CONCATENATE(&quot;'&quot;;[Personnage.H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1])&gt;0;[Personnage.A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1])&gt;0;CONCATENATE(&quot;'&quot;;[Personnage.G11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1])&gt;0;CONCATENATE(&quot;'&quot;;[Personnage.B11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1])&gt;0;CONCATENATE(&quot;'&quot;;[Personnage.H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8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2])&gt;0;[Personnage.A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2])&gt;0;CONCATENATE(&quot;'&quot;;[Personnage.G11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2])&gt;0;CONCATENATE(&quot;'&quot;;[Personnage.B11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PSYCHOSURGERY'">
            <text:p>'PSYCHOSURGERY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2])&gt;0;CONCATENATE(&quot;'&quot;;[Personnage.H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3])&gt;0;[Personnage.A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3])&gt;0;CONCATENATE(&quot;'&quot;;[Personnage.G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3])&gt;0;CONCATENATE(&quot;'&quot;;[Personnage.B11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3])&gt;0;CONCATENATE(&quot;'&quot;;[Personnage.H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4])&gt;0;[Personnage.A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4])&gt;0;CONCATENATE(&quot;'&quot;;[Personnage.G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4])&gt;0;CONCATENATE(&quot;'&quot;;[Personnage.B11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SCROUNGING'">
            <text:p>'SCROUNGING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4])&gt;0;CONCATENATE(&quot;'&quot;;[Personnage.H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5])&gt;0;[Personnage.A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5])&gt;0;CONCATENATE(&quot;'&quot;;[Personnage.G11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5])&gt;0;CONCATENATE(&quot;'&quot;;[Personnage.B1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SEEKERWEAPONS'">
            <text:p>'SEEKERWEAPONS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5])&gt;0;CONCATENATE(&quot;'&quot;;[Personnage.H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6])&gt;0;[Personnage.A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6])&gt;0;CONCATENATE(&quot;'&quot;;[Personnage.G11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6])&gt;0;CONCATENATE(&quot;'&quot;;[Personnage.B1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SPRAYWEAPONS'">
            <text:p>'SPRAYWEAPONS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7])&gt;0;[Personnage.A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7])&gt;0;CONCATENATE(&quot;'&quot;;[Personnage.G11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7])&gt;0;CONCATENATE(&quot;'&quot;;[Personnage.B1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SWIMMING'">
            <text:p>'SWIMMING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7])&gt;0;CONCATENATE(&quot;'&quot;;[Personnage.H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8])&gt;0;[Personnage.A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8])&gt;0;CONCATENATE(&quot;'&quot;;[Personnage.G11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8])&gt;0;CONCATENATE(&quot;'&quot;;[Personnage.B11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THROWINGWEAPONS'">
            <text:p>'THROWINGWEAPONS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8])&gt;0;CONCATENATE(&quot;'&quot;;[Personnage.H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19])&gt;0;[Personnage.A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19])&gt;0;CONCATENATE(&quot;'&quot;;[Personnage.G11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19])&gt;0;CONCATENATE(&quot;'&quot;;[Personnage.B11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19])&gt;0;CONCATENATE(&quot;'&quot;;[Personnage.H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0])&gt;0;[Personnage.A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0])&gt;0;CONCATENATE(&quot;'&quot;;[Personnage.G12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0])&gt;0;CONCATENATE(&quot;'&quot;;[Personnage.B120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ASSAULT'">
            <text:p>'ASSAULT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0])&gt;0;CONCATENATE(&quot;'&quot;;[Personnage.H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1])&gt;0;[Personnage.A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1])&gt;0;CONCATENATE(&quot;'&quot;;[Personnage.G12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1])&gt;0;CONCATENATE(&quot;'&quot;;[Personnage.B121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CONTROL'">
            <text:p>'CONTROL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1])&gt;0;CONCATENATE(&quot;'&quot;;[Personnage.H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9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2])&gt;0;[Personnage.A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2])&gt;0;CONCATENATE(&quot;'&quot;;[Personnage.G12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2])&gt;0;CONCATENATE(&quot;'&quot;;[Personnage.B122];&quot;'&quot;);&quot;null&quot;)" office:value-type="string" office:string-value="'PSK'">
            <text:p>'PSK'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SENSE'">
            <text:p>'SENSE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2])&gt;0;CONCATENATE(&quot;'&quot;;[Personnage.H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#REF!)&gt;0;#REF!;&quot;null&quot;)" office:value-type="float" office:value="0">
            <text:p>#REF !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#REF!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IF(LEN(#REF!)&gt;0;CONCATENATE(&quot;'&quot;;#REF!;&quot;'&quot;);&quot;null&quot;)" office:value-type="float" office:value="0">
            <text:p>#REF !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3])&gt;0;[Personnage.A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3])&gt;0;CONCATENATE(&quot;'&quot;;[Personnage.G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3])&gt;0;CONCATENATE(&quot;'&quot;;[Personnage.B123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3])&gt;0;CONCATENATE(&quot;'&quot;;[Personnage.H123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0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4])&gt;0;[Personnage.A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4])&gt;0;CONCATENATE(&quot;'&quot;;[Personnage.G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4])&gt;0;CONCATENATE(&quot;'&quot;;[Personnage.B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24])&gt;0;CONCATENATE(&quot;'&quot;;[Personnage.H124];&quot;'&quot;);&quot;null&quot;)" office:value-type="string" office:string-value="'Notes Ocho'">
            <text:p>'Notes Ocho'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5])&gt;0;[Personnage.A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5])&gt;0;CONCATENATE(&quot;'&quot;;[Personnage.G125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5])&gt;0;CONCATENATE(&quot;'&quot;;[Personnage.B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'A'">
            <text:p>'A'</text:p>
          </table:table-cell>
          <table:table-cell office:value-type="string">
            <text:p>,</text:p>
          </table:table-cell>
          <table:table-cell table:formula="of:=IF(LEN([Personnage.H125])&gt;0;CONCATENATE(&quot;'&quot;;[Personnage.H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6])&gt;0;[Personnage.A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6])&gt;0;CONCATENATE(&quot;'&quot;;[Personnage.G126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6])&gt;0;CONCATENATE(&quot;'&quot;;[Personnage.B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'C'">
            <text:p>'C'</text:p>
          </table:table-cell>
          <table:table-cell office:value-type="string">
            <text:p>,</text:p>
          </table:table-cell>
          <table:table-cell table:formula="of:=IF(LEN([Personnage.H126])&gt;0;CONCATENATE(&quot;'&quot;;[Personnage.H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7])&gt;0;[Personnage.A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7])&gt;0;CONCATENATE(&quot;'&quot;;[Personnage.G127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7])&gt;0;CONCATENATE(&quot;'&quot;;[Personnage.B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'E'">
            <text:p>'E'</text:p>
          </table:table-cell>
          <table:table-cell office:value-type="string">
            <text:p>,</text:p>
          </table:table-cell>
          <table:table-cell table:formula="of:=IF(LEN([Personnage.H127])&gt;0;CONCATENATE(&quot;'&quot;;[Personnage.H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8])&gt;0;[Personnage.A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8])&gt;0;CONCATENATE(&quot;'&quot;;[Personnage.G128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8])&gt;0;CONCATENATE(&quot;'&quot;;[Personnage.B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'F'">
            <text:p>'F'</text:p>
          </table:table-cell>
          <table:table-cell office:value-type="string">
            <text:p>,</text:p>
          </table:table-cell>
          <table:table-cell table:formula="of:=IF(LEN([Personnage.H128])&gt;0;CONCATENATE(&quot;'&quot;;[Personnage.H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29])&gt;0;[Personnage.A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29])&gt;0;CONCATENATE(&quot;'&quot;;[Personnage.G129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29])&gt;0;CONCATENATE(&quot;'&quot;;[Personnage.B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'G'">
            <text:p>'G'</text:p>
          </table:table-cell>
          <table:table-cell office:value-type="string">
            <text:p>,</text:p>
          </table:table-cell>
          <table:table-cell table:formula="of:=IF(LEN([Personnage.H129])&gt;0;CONCATENATE(&quot;'&quot;;[Personnage.H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0])&gt;0;[Personnage.A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0])&gt;0;CONCATENATE(&quot;'&quot;;[Personnage.G130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0])&gt;0;CONCATENATE(&quot;'&quot;;[Personnage.B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'I'">
            <text:p>'I'</text:p>
          </table:table-cell>
          <table:table-cell office:value-type="string">
            <text:p>,</text:p>
          </table:table-cell>
          <table:table-cell table:formula="of:=IF(LEN([Personnage.H130])&gt;0;CONCATENATE(&quot;'&quot;;[Personnage.H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1])&gt;0;[Personnage.A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1])&gt;0;CONCATENATE(&quot;'&quot;;[Personnage.G131];&quot;'&quot;);&quot;null&quot;)" office:value-type="string" office:string-value="'???'">
            <text:p>'???'</text:p>
          </table:table-cell>
          <table:table-cell office:value-type="string">
            <text:p>,</text:p>
          </table:table-cell>
          <table:table-cell table:formula="of:=[Personnage.F1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1])&gt;0;CONCATENATE(&quot;'&quot;;[Personnage.B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'R'">
            <text:p>'R'</text:p>
          </table:table-cell>
          <table:table-cell office:value-type="string">
            <text:p>,</text:p>
          </table:table-cell>
          <table:table-cell table:formula="of:=IF(LEN([Personnage.H131])&gt;0;CONCATENATE(&quot;'&quot;;[Personnage.H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2])&gt;0;[Personnage.A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2])&gt;0;CONCATENATE(&quot;'&quot;;[Personnage.G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2])&gt;0;CONCATENATE(&quot;'&quot;;[Personnage.B132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2])&gt;0;CONCATENATE(&quot;'&quot;;[Personnage.H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3])&gt;0;[Personnage.A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3])&gt;0;CONCATENATE(&quot;'&quot;;[Personnage.G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3])&gt;0;CONCATENATE(&quot;'&quot;;[Personnage.B13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3])&gt;0;CONCATENATE(&quot;'&quot;;[Personnage.H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1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4])&gt;0;[Personnage.A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4])&gt;0;CONCATENATE(&quot;'&quot;;[Personnage.G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F1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4])&gt;0;CONCATENATE(&quot;'&quot;;[Personnage.B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4])&gt;0;CONCATENATE(&quot;'&quot;;[Personnage.H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5])&gt;0;[Personnage.A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5])&gt;0;CONCATENATE(&quot;'&quot;;[Personnage.G13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F1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5])&gt;0;CONCATENATE(&quot;'&quot;;[Personnage.B135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5])&gt;0;CONCATENATE(&quot;'&quot;;[Personnage.H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6])&gt;0;[Personnage.A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6])&gt;0;CONCATENATE(&quot;'&quot;;[Personnage.G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6])&gt;0;CONCATENATE(&quot;'&quot;;[Personnage.B136];&quot;'&quot;);&quot;null&quot;)" office:value-type="string" office:string-value="'PSI_SLEIGHT'">
            <text:p>'PSI_SLEIGHT'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6])&gt;0;CONCATENATE(&quot;'&quot;;[Personnage.H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7])&gt;0;[Personnage.A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7])&gt;0;CONCATENATE(&quot;'&quot;;[Personnage.G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7])&gt;0;CONCATENATE(&quot;'&quot;;[Personnage.B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7])&gt;0;CONCATENATE(&quot;'&quot;;[Personnage.H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8])&gt;0;[Personnage.A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8])&gt;0;CONCATENATE(&quot;'&quot;;[Personnage.G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8])&gt;0;CONCATENATE(&quot;'&quot;;[Personnage.B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8])&gt;0;CONCATENATE(&quot;'&quot;;[Personnage.H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39])&gt;0;[Personnage.A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39])&gt;0;CONCATENATE(&quot;'&quot;;[Personnage.G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39])&gt;0;CONCATENATE(&quot;'&quot;;[Personnage.B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39])&gt;0;CONCATENATE(&quot;'&quot;;[Personnage.H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0])&gt;0;[Personnage.A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0])&gt;0;CONCATENATE(&quot;'&quot;;[Personnage.G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0])&gt;0;CONCATENATE(&quot;'&quot;;[Personnage.B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0])&gt;0;CONCATENATE(&quot;'&quot;;[Personnage.H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1])&gt;0;[Personnage.A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1])&gt;0;CONCATENATE(&quot;'&quot;;[Personnage.G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1])&gt;0;CONCATENATE(&quot;'&quot;;[Personnage.B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1])&gt;0;CONCATENATE(&quot;'&quot;;[Personnage.H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2])&gt;0;[Personnage.A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2])&gt;0;CONCATENATE(&quot;'&quot;;[Personnage.G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2])&gt;0;CONCATENATE(&quot;'&quot;;[Personnage.B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3])&gt;0;[Personnage.A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3])&gt;0;CONCATENATE(&quot;'&quot;;[Personnage.G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3])&gt;0;CONCATENATE(&quot;'&quot;;[Personnage.B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2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4])&gt;0;[Personnage.A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4])&gt;0;CONCATENATE(&quot;'&quot;;[Personnage.G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4])&gt;0;CONCATENATE(&quot;'&quot;;[Personnage.B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5])&gt;0;[Personnage.A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5])&gt;0;CONCATENATE(&quot;'&quot;;[Personnage.G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5])&gt;0;CONCATENATE(&quot;'&quot;;[Personnage.B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6])&gt;0;[Personnage.A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6])&gt;0;CONCATENATE(&quot;'&quot;;[Personnage.G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6])&gt;0;CONCATENATE(&quot;'&quot;;[Personnage.B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7])&gt;0;[Personnage.A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7])&gt;0;CONCATENATE(&quot;'&quot;;[Personnage.G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7])&gt;0;CONCATENATE(&quot;'&quot;;[Personnage.B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8])&gt;0;[Personnage.A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8])&gt;0;CONCATENATE(&quot;'&quot;;[Personnage.G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8])&gt;0;CONCATENATE(&quot;'&quot;;[Personnage.B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49])&gt;0;[Personnage.A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49])&gt;0;CONCATENATE(&quot;'&quot;;[Personnage.G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49])&gt;0;CONCATENATE(&quot;'&quot;;[Personnage.B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0])&gt;0;[Personnage.A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0])&gt;0;CONCATENATE(&quot;'&quot;;[Personnage.G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0])&gt;0;CONCATENATE(&quot;'&quot;;[Personnage.B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1])&gt;0;[Personnage.A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1])&gt;0;CONCATENATE(&quot;'&quot;;[Personnage.G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1])&gt;0;CONCATENATE(&quot;'&quot;;[Personnage.B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2])&gt;0;[Personnage.A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2])&gt;0;CONCATENATE(&quot;'&quot;;[Personnage.G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2])&gt;0;CONCATENATE(&quot;'&quot;;[Personnage.B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3])&gt;0;[Personnage.A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3])&gt;0;CONCATENATE(&quot;'&quot;;[Personnage.G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3])&gt;0;CONCATENATE(&quot;'&quot;;[Personnage.B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3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4])&gt;0;[Personnage.A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4])&gt;0;CONCATENATE(&quot;'&quot;;[Personnage.G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4])&gt;0;CONCATENATE(&quot;'&quot;;[Personnage.B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5])&gt;0;[Personnage.A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5])&gt;0;CONCATENATE(&quot;'&quot;;[Personnage.G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5])&gt;0;CONCATENATE(&quot;'&quot;;[Personnage.B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6])&gt;0;[Personnage.A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6])&gt;0;CONCATENATE(&quot;'&quot;;[Personnage.G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6])&gt;0;CONCATENATE(&quot;'&quot;;[Personnage.B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7])&gt;0;[Personnage.A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7])&gt;0;CONCATENATE(&quot;'&quot;;[Personnage.G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7])&gt;0;CONCATENATE(&quot;'&quot;;[Personnage.B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8])&gt;0;[Personnage.A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8])&gt;0;CONCATENATE(&quot;'&quot;;[Personnage.G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8])&gt;0;CONCATENATE(&quot;'&quot;;[Personnage.B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59])&gt;0;[Personnage.A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59])&gt;0;CONCATENATE(&quot;'&quot;;[Personnage.G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59])&gt;0;CONCATENATE(&quot;'&quot;;[Personnage.B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0])&gt;0;[Personnage.A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0])&gt;0;CONCATENATE(&quot;'&quot;;[Personnage.G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CONCATENATE(&quot;'&quot;;[Personnage.B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1])&gt;0;[Personnage.A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1])&gt;0;CONCATENATE(&quot;'&quot;;[Personnage.G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CONCATENATE(&quot;'&quot;;[Personnage.B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2])&gt;0;[Personnage.A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2])&gt;0;CONCATENATE(&quot;'&quot;;[Personnage.G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CONCATENATE(&quot;'&quot;;[Personnage.B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3])&gt;0;[Personnage.A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3])&gt;0;CONCATENATE(&quot;'&quot;;[Personnage.G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CONCATENATE(&quot;'&quot;;[Personnage.B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4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4])&gt;0;[Personnage.A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4])&gt;0;CONCATENATE(&quot;'&quot;;[Personnage.G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CONCATENATE(&quot;'&quot;;[Personnage.B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5])&gt;0;[Personnage.A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5])&gt;0;CONCATENATE(&quot;'&quot;;[Personnage.G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CONCATENATE(&quot;'&quot;;[Personnage.B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6])&gt;0;[Personnage.A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6])&gt;0;CONCATENATE(&quot;'&quot;;[Personnage.G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CONCATENATE(&quot;'&quot;;[Personnage.B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7])&gt;0;[Personnage.A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7])&gt;0;CONCATENATE(&quot;'&quot;;[Personnage.G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CONCATENATE(&quot;'&quot;;[Personnage.B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8])&gt;0;[Personnage.A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8])&gt;0;CONCATENATE(&quot;'&quot;;[Personnage.G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CONCATENATE(&quot;'&quot;;[Personnage.B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69])&gt;0;[Personnage.A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69])&gt;0;CONCATENATE(&quot;'&quot;;[Personnage.G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CONCATENATE(&quot;'&quot;;[Personnage.B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0])&gt;0;[Personnage.A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0])&gt;0;CONCATENATE(&quot;'&quot;;[Personnage.G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CONCATENATE(&quot;'&quot;;[Personnage.B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1])&gt;0;[Personnage.A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1])&gt;0;CONCATENATE(&quot;'&quot;;[Personnage.G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CONCATENATE(&quot;'&quot;;[Personnage.B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2])&gt;0;[Personnage.A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2])&gt;0;CONCATENATE(&quot;'&quot;;[Personnage.G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CONCATENATE(&quot;'&quot;;[Personnage.B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3])&gt;0;[Personnage.A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3])&gt;0;CONCATENATE(&quot;'&quot;;[Personnage.G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CONCATENATE(&quot;'&quot;;[Personnage.B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3])&gt;0;CONCATENATE(&quot;'&quot;;[Personnage.H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5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4])&gt;0;[Personnage.A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4])&gt;0;CONCATENATE(&quot;'&quot;;[Personnage.G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CONCATENATE(&quot;'&quot;;[Personnage.B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4])&gt;0;CONCATENATE(&quot;'&quot;;[Personnage.H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5])&gt;0;[Personnage.A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5])&gt;0;CONCATENATE(&quot;'&quot;;[Personnage.G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CONCATENATE(&quot;'&quot;;[Personnage.B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5])&gt;0;CONCATENATE(&quot;'&quot;;[Personnage.H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6])&gt;0;[Personnage.A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6])&gt;0;CONCATENATE(&quot;'&quot;;[Personnage.G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CONCATENATE(&quot;'&quot;;[Personnage.B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6])&gt;0;CONCATENATE(&quot;'&quot;;[Personnage.H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7])&gt;0;[Personnage.A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7])&gt;0;CONCATENATE(&quot;'&quot;;[Personnage.G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CONCATENATE(&quot;'&quot;;[Personnage.B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7])&gt;0;CONCATENATE(&quot;'&quot;;[Personnage.H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8])&gt;0;[Personnage.A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8])&gt;0;CONCATENATE(&quot;'&quot;;[Personnage.G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CONCATENATE(&quot;'&quot;;[Personnage.B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8])&gt;0;CONCATENATE(&quot;'&quot;;[Personnage.H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79])&gt;0;[Personnage.A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79])&gt;0;CONCATENATE(&quot;'&quot;;[Personnage.G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CONCATENATE(&quot;'&quot;;[Personnage.B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79])&gt;0;CONCATENATE(&quot;'&quot;;[Personnage.H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0])&gt;0;[Personnage.A1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0])&gt;0;CONCATENATE(&quot;'&quot;;[Personnage.G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0])&gt;0;CONCATENATE(&quot;'&quot;;[Personnage.B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0])&gt;0;CONCATENATE(&quot;'&quot;;[Personnage.C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0])&gt;0;CONCATENATE(&quot;'&quot;;[Personnage.D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0])&gt;0;CONCATENATE(&quot;'&quot;;[Personnage.E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0])&gt;0;CONCATENATE(&quot;'&quot;;[Personnage.H1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1])&gt;0;[Personnage.A1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1])&gt;0;CONCATENATE(&quot;'&quot;;[Personnage.G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1])&gt;0;CONCATENATE(&quot;'&quot;;[Personnage.B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1])&gt;0;CONCATENATE(&quot;'&quot;;[Personnage.C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1])&gt;0;CONCATENATE(&quot;'&quot;;[Personnage.D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1])&gt;0;CONCATENATE(&quot;'&quot;;[Personnage.E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1])&gt;0;CONCATENATE(&quot;'&quot;;[Personnage.H1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2])&gt;0;[Personnage.A1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2])&gt;0;CONCATENATE(&quot;'&quot;;[Personnage.G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2])&gt;0;CONCATENATE(&quot;'&quot;;[Personnage.B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2])&gt;0;CONCATENATE(&quot;'&quot;;[Personnage.C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2])&gt;0;CONCATENATE(&quot;'&quot;;[Personnage.D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2])&gt;0;CONCATENATE(&quot;'&quot;;[Personnage.E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2])&gt;0;CONCATENATE(&quot;'&quot;;[Personnage.H1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3])&gt;0;[Personnage.A1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3])&gt;0;CONCATENATE(&quot;'&quot;;[Personnage.G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3])&gt;0;CONCATENATE(&quot;'&quot;;[Personnage.B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3])&gt;0;CONCATENATE(&quot;'&quot;;[Personnage.C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3])&gt;0;CONCATENATE(&quot;'&quot;;[Personnage.D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3])&gt;0;CONCATENATE(&quot;'&quot;;[Personnage.E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3])&gt;0;CONCATENATE(&quot;'&quot;;[Personnage.H1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6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4])&gt;0;[Personnage.A1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4])&gt;0;CONCATENATE(&quot;'&quot;;[Personnage.G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4])&gt;0;CONCATENATE(&quot;'&quot;;[Personnage.B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4])&gt;0;CONCATENATE(&quot;'&quot;;[Personnage.C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4])&gt;0;CONCATENATE(&quot;'&quot;;[Personnage.D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4])&gt;0;CONCATENATE(&quot;'&quot;;[Personnage.E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4])&gt;0;CONCATENATE(&quot;'&quot;;[Personnage.H1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5])&gt;0;[Personnage.A1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5])&gt;0;CONCATENATE(&quot;'&quot;;[Personnage.G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5])&gt;0;CONCATENATE(&quot;'&quot;;[Personnage.B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5])&gt;0;CONCATENATE(&quot;'&quot;;[Personnage.C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5])&gt;0;CONCATENATE(&quot;'&quot;;[Personnage.D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5])&gt;0;CONCATENATE(&quot;'&quot;;[Personnage.E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5])&gt;0;CONCATENATE(&quot;'&quot;;[Personnage.H1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6])&gt;0;[Personnage.A1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6])&gt;0;CONCATENATE(&quot;'&quot;;[Personnage.G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6])&gt;0;CONCATENATE(&quot;'&quot;;[Personnage.B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6])&gt;0;CONCATENATE(&quot;'&quot;;[Personnage.C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6])&gt;0;CONCATENATE(&quot;'&quot;;[Personnage.D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6])&gt;0;CONCATENATE(&quot;'&quot;;[Personnage.E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6])&gt;0;CONCATENATE(&quot;'&quot;;[Personnage.H1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7])&gt;0;[Personnage.A1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7])&gt;0;CONCATENATE(&quot;'&quot;;[Personnage.G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7])&gt;0;CONCATENATE(&quot;'&quot;;[Personnage.B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7])&gt;0;CONCATENATE(&quot;'&quot;;[Personnage.C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7])&gt;0;CONCATENATE(&quot;'&quot;;[Personnage.D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7])&gt;0;CONCATENATE(&quot;'&quot;;[Personnage.E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7])&gt;0;CONCATENATE(&quot;'&quot;;[Personnage.H1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8])&gt;0;[Personnage.A1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8])&gt;0;CONCATENATE(&quot;'&quot;;[Personnage.G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8])&gt;0;CONCATENATE(&quot;'&quot;;[Personnage.B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8])&gt;0;CONCATENATE(&quot;'&quot;;[Personnage.C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8])&gt;0;CONCATENATE(&quot;'&quot;;[Personnage.D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8])&gt;0;CONCATENATE(&quot;'&quot;;[Personnage.E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8])&gt;0;CONCATENATE(&quot;'&quot;;[Personnage.H1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89])&gt;0;[Personnage.A1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89])&gt;0;CONCATENATE(&quot;'&quot;;[Personnage.G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89])&gt;0;CONCATENATE(&quot;'&quot;;[Personnage.B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89])&gt;0;CONCATENATE(&quot;'&quot;;[Personnage.C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89])&gt;0;CONCATENATE(&quot;'&quot;;[Personnage.D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9])&gt;0;CONCATENATE(&quot;'&quot;;[Personnage.E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89])&gt;0;CONCATENATE(&quot;'&quot;;[Personnage.H1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0])&gt;0;[Personnage.A1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0])&gt;0;CONCATENATE(&quot;'&quot;;[Personnage.G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0])&gt;0;CONCATENATE(&quot;'&quot;;[Personnage.B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0])&gt;0;CONCATENATE(&quot;'&quot;;[Personnage.C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0])&gt;0;CONCATENATE(&quot;'&quot;;[Personnage.D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0])&gt;0;CONCATENATE(&quot;'&quot;;[Personnage.E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0])&gt;0;CONCATENATE(&quot;'&quot;;[Personnage.H1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1])&gt;0;[Personnage.A1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1])&gt;0;CONCATENATE(&quot;'&quot;;[Personnage.G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1])&gt;0;CONCATENATE(&quot;'&quot;;[Personnage.B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1])&gt;0;CONCATENATE(&quot;'&quot;;[Personnage.C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1])&gt;0;CONCATENATE(&quot;'&quot;;[Personnage.D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1])&gt;0;CONCATENATE(&quot;'&quot;;[Personnage.E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1])&gt;0;CONCATENATE(&quot;'&quot;;[Personnage.H1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2])&gt;0;[Personnage.A1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2])&gt;0;CONCATENATE(&quot;'&quot;;[Personnage.G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2])&gt;0;CONCATENATE(&quot;'&quot;;[Personnage.B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2])&gt;0;CONCATENATE(&quot;'&quot;;[Personnage.C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2])&gt;0;CONCATENATE(&quot;'&quot;;[Personnage.D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2])&gt;0;CONCATENATE(&quot;'&quot;;[Personnage.E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2])&gt;0;CONCATENATE(&quot;'&quot;;[Personnage.H1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3])&gt;0;[Personnage.A1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3])&gt;0;CONCATENATE(&quot;'&quot;;[Personnage.G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3])&gt;0;CONCATENATE(&quot;'&quot;;[Personnage.B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3])&gt;0;CONCATENATE(&quot;'&quot;;[Personnage.C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3])&gt;0;CONCATENATE(&quot;'&quot;;[Personnage.D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3])&gt;0;CONCATENATE(&quot;'&quot;;[Personnage.E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3])&gt;0;CONCATENATE(&quot;'&quot;;[Personnage.H1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7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4])&gt;0;[Personnage.A1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4])&gt;0;CONCATENATE(&quot;'&quot;;[Personnage.G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4])&gt;0;CONCATENATE(&quot;'&quot;;[Personnage.B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4])&gt;0;CONCATENATE(&quot;'&quot;;[Personnage.C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4])&gt;0;CONCATENATE(&quot;'&quot;;[Personnage.D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4])&gt;0;CONCATENATE(&quot;'&quot;;[Personnage.E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4])&gt;0;CONCATENATE(&quot;'&quot;;[Personnage.H1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5])&gt;0;[Personnage.A1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5])&gt;0;CONCATENATE(&quot;'&quot;;[Personnage.G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5])&gt;0;CONCATENATE(&quot;'&quot;;[Personnage.B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5])&gt;0;CONCATENATE(&quot;'&quot;;[Personnage.C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5])&gt;0;CONCATENATE(&quot;'&quot;;[Personnage.D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5])&gt;0;CONCATENATE(&quot;'&quot;;[Personnage.E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5])&gt;0;CONCATENATE(&quot;'&quot;;[Personnage.H1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6])&gt;0;[Personnage.A1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6])&gt;0;CONCATENATE(&quot;'&quot;;[Personnage.G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6])&gt;0;CONCATENATE(&quot;'&quot;;[Personnage.B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6])&gt;0;CONCATENATE(&quot;'&quot;;[Personnage.C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6])&gt;0;CONCATENATE(&quot;'&quot;;[Personnage.D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6])&gt;0;CONCATENATE(&quot;'&quot;;[Personnage.E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6])&gt;0;CONCATENATE(&quot;'&quot;;[Personnage.H1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7])&gt;0;[Personnage.A1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7])&gt;0;CONCATENATE(&quot;'&quot;;[Personnage.G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7])&gt;0;CONCATENATE(&quot;'&quot;;[Personnage.B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7])&gt;0;CONCATENATE(&quot;'&quot;;[Personnage.C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7])&gt;0;CONCATENATE(&quot;'&quot;;[Personnage.D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7])&gt;0;CONCATENATE(&quot;'&quot;;[Personnage.E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7])&gt;0;CONCATENATE(&quot;'&quot;;[Personnage.H1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8])&gt;0;[Personnage.A1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8])&gt;0;CONCATENATE(&quot;'&quot;;[Personnage.G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8])&gt;0;CONCATENATE(&quot;'&quot;;[Personnage.B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8])&gt;0;CONCATENATE(&quot;'&quot;;[Personnage.C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8])&gt;0;CONCATENATE(&quot;'&quot;;[Personnage.D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8])&gt;0;CONCATENATE(&quot;'&quot;;[Personnage.E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8])&gt;0;CONCATENATE(&quot;'&quot;;[Personnage.H1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199])&gt;0;[Personnage.A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199])&gt;0;CONCATENATE(&quot;'&quot;;[Personnage.G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CONCATENATE(&quot;'&quot;;[Personnage.B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0])&gt;0;[Personnage.A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0])&gt;0;CONCATENATE(&quot;'&quot;;[Personnage.G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CONCATENATE(&quot;'&quot;;[Personnage.B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1])&gt;0;[Personnage.A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1])&gt;0;CONCATENATE(&quot;'&quot;;[Personnage.G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CONCATENATE(&quot;'&quot;;[Personnage.B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2])&gt;0;[Personnage.A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2])&gt;0;CONCATENATE(&quot;'&quot;;[Personnage.G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CONCATENATE(&quot;'&quot;;[Personnage.B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3])&gt;0;[Personnage.A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3])&gt;0;CONCATENATE(&quot;'&quot;;[Personnage.G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CONCATENATE(&quot;'&quot;;[Personnage.B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8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4])&gt;0;[Personnage.A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4])&gt;0;CONCATENATE(&quot;'&quot;;[Personnage.G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CONCATENATE(&quot;'&quot;;[Personnage.B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5])&gt;0;[Personnage.A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5])&gt;0;CONCATENATE(&quot;'&quot;;[Personnage.G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CONCATENATE(&quot;'&quot;;[Personnage.B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6])&gt;0;[Personnage.A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6])&gt;0;CONCATENATE(&quot;'&quot;;[Personnage.G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CONCATENATE(&quot;'&quot;;[Personnage.B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7])&gt;0;[Personnage.A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7])&gt;0;CONCATENATE(&quot;'&quot;;[Personnage.G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CONCATENATE(&quot;'&quot;;[Personnage.B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8])&gt;0;[Personnage.A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8])&gt;0;CONCATENATE(&quot;'&quot;;[Personnage.G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CONCATENATE(&quot;'&quot;;[Personnage.B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09])&gt;0;[Personnage.A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09])&gt;0;CONCATENATE(&quot;'&quot;;[Personnage.G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CONCATENATE(&quot;'&quot;;[Personnage.B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0])&gt;0;[Personnage.A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0])&gt;0;CONCATENATE(&quot;'&quot;;[Personnage.G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CONCATENATE(&quot;'&quot;;[Personnage.B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6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1])&gt;0;[Personnage.A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1])&gt;0;CONCATENATE(&quot;'&quot;;[Personnage.G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CONCATENATE(&quot;'&quot;;[Personnage.B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7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2])&gt;0;[Personnage.A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2])&gt;0;CONCATENATE(&quot;'&quot;;[Personnage.G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CONCATENATE(&quot;'&quot;;[Personnage.B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8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3])&gt;0;[Personnage.A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3])&gt;0;CONCATENATE(&quot;'&quot;;[Personnage.G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CONCATENATE(&quot;'&quot;;[Personnage.B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199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4])&gt;0;[Personnage.A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4])&gt;0;CONCATENATE(&quot;'&quot;;[Personnage.G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CONCATENATE(&quot;'&quot;;[Personnage.B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0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5])&gt;0;[Personnage.A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5])&gt;0;CONCATENATE(&quot;'&quot;;[Personnage.G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CONCATENATE(&quot;'&quot;;[Personnage.B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1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6])&gt;0;[Personnage.A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6])&gt;0;CONCATENATE(&quot;'&quot;;[Personnage.G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CONCATENATE(&quot;'&quot;;[Personnage.B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2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7])&gt;0;[Personnage.A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7])&gt;0;CONCATENATE(&quot;'&quot;;[Personnage.G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CONCATENATE(&quot;'&quot;;[Personnage.B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3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8])&gt;0;[Personnage.A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8])&gt;0;CONCATENATE(&quot;'&quot;;[Personnage.G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CONCATENATE(&quot;'&quot;;[Personnage.B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4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19])&gt;0;[Personnage.A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19])&gt;0;CONCATENATE(&quot;'&quot;;[Personnage.G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CONCATENATE(&quot;'&quot;;[Personnage.B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1+[.B205]" office:value-type="float" office:value="0">
            <text:p>#VALEUR !</text:p>
          </table:table-cell>
          <table:table-cell office:value-type="string">
            <text:p>,</text:p>
          </table:table-cell>
          <table:table-cell table:formula="of:=IF(LEN([Personnage.A220])&gt;0;[Personnage.A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,localtimestamp,</text:p>
          </table:table-cell>
          <table:table-cell table:formula="of:=IF(LEN([Personnage.G220])&gt;0;CONCATENATE(&quot;'&quot;;[Personnage.G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F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CONCATENATE(&quot;'&quot;;[Personnage.B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ID">
            <text:p>ID</text:p>
          </table:table-cell>
          <table:table-cell office:value-type="string">
            <text:p>),</text:p>
          </table:table-cell>
        </table:table-row>
      </table:table>
      <table:table table:name="Segments (Morphes)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column table:style-name="co16" table:default-cell-style-name="Default"/>
        <table:table-column table:style-name="co17" table:default-cell-style-name="ce1"/>
        <table:table-row table:style-name="ro1">
          <table:table-cell table:style-name="ce6" office:value-type="string">
            <text:p>Morphe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</table:table-row>
        <table:table-row table:style-name="ro1">
          <table:table-cell table:style-name="ce7" office:value-type="string">
            <text:p>MT_FURY</text:p>
          </table:table-cell>
          <table:table-cell table:style-name="ce11"/>
          <table:table-cell table:style-name="ce11" office:value-type="string">
            <text:p>MORPH_TYPE</text:p>
          </table:table-cell>
          <table:table-cell table:style-name="ce11" table:number-columns-repeated="3"/>
          <table:table-cell table:style-name="ce11" office:value-type="float" office:value="75">
            <text:p>75</text:p>
          </table:table-cell>
          <table:table-cell table:style-name="ce11" office:value-type="string">
            <text:p>FREEBIE</text:p>
          </table:table-cell>
          <table:table-cell table:style-name="ce16" office:value-type="string">
            <text:p>MT_FURY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17" office:value-type="string">
            <text:p>BIO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17" office:value-type="string">
            <text:p>4 / 20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4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17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8"/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Bio-modes Basiques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Implants Réseau de Bas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Armure Biotissée (légère)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Pile Cortical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Vision Améliorée</text:p>
          </table:table-cell>
        </table:table-row>
        <table:table-row table:style-name="ro1">
          <table:table-cell table:style-name="ce8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17" office:value-type="string">
            <text:p>Neurachem (Niveau 1)</text:p>
          </table:table-cell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MORPH_ENH</text:p>
          </table:table-cell>
          <table:table-cell table:style-name="ce12" table:number-columns-repeated="5"/>
          <table:table-cell table:style-name="ce19" office:value-type="string">
            <text:p>Filtres Toxémiques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18" table:default-cell-style-name="ce24"/>
        <table:table-column table:style-name="co2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33"/>
        <table:table-column table:style-name="co2" table:number-columns-repeated="2" table:default-cell-style-name="Default"/>
        <table:table-row table:style-name="ro1">
          <table:table-cell table:style-name="ce6" office:value-type="string">
            <text:p>Trait positif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ADAPTABILITY</text:p>
          </table:table-cell>
          <table:table-cell/>
          <table:table-cell table:style-name="ce27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27" office:value-type="string">
            <text:p>&lt;1 ou 2&gt;</text:p>
          </table:table-cell>
          <table:table-cell table:style-name="ce27"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0" office:value-type="string">
            <text:p>ALLIES</text:p>
          </table:table-cell>
          <table:table-cell/>
          <table:table-cell table:style-name="ce27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27"/>
          <table:table-cell table:style-name="ce27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27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1" office:value-type="string">
            <text:p>AMBIDEXTROUS</text:p>
          </table:table-cell>
          <table:table-cell/>
          <table:table-cell table:style-name="ce27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27"/>
          <table:table-cell table:style-name="ce27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22" office:value-type="string">
            <text:p>ANIMAL_EMPATHY</text:p>
          </table:table-cell>
          <table:table-cell table:style-name="ce11"/>
          <table:table-cell table:style-name="ce28" office:value-type="string">
            <text:p>TRAIT</text:p>
          </table:table-cell>
          <table:table-cell table:style-name="ce11" table:formula="of:=[.A5]" office:value-type="string" office:string-value="ANIMAL_EMPATHY">
            <text:p>ANIMAL_EMPATHY</text:p>
          </table:table-cell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28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29" office:value-type="string">
            <text:p>ASK</text:p>
          </table:table-cell>
          <table:table-cell table:style-name="ce12" office:value-type="string">
            <text:p>ANIMALHANDLING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29" office:value-type="string">
            <text:p>MODIFIER</text:p>
          </table:table-cell>
          <table:table-cell table:style-name="ce32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27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27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27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27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27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EXCEPTIONAL_APT (EGO)</text:p>
          </table:table-cell>
          <table:table-cell table:style-name="ce11"/>
          <table:table-cell table:style-name="ce28" office:value-type="string">
            <text:p>TRAIT</text:p>
          </table:table-cell>
          <table:table-cell table:style-name="ce11" office:value-type="string">
            <text:p>EXCEPTIONAL_APT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28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PT</text:p>
          </table:table-cell>
          <table:table-cell table:style-name="ce12" table:formula="of:=[.A13]" office:value-type="float" office:value="0">
            <text:p>0</text:p>
          </table:table-cell>
          <table:table-cell table:style-name="ce12" table:number-columns-repeated="2"/>
          <table:table-cell table:style-name="ce12" office:value-type="float" office:value="40">
            <text:p>40</text:p>
          </table:table-cell>
          <table:table-cell table:style-name="ce29" office:value-type="string">
            <text:p>EGO_MAX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2" office:value-type="string">
            <text:p>EXCEPTIONAL_APT (MORPH)</text:p>
          </table:table-cell>
          <table:table-cell table:style-name="ce11"/>
          <table:table-cell table:style-name="ce28" office:value-type="string">
            <text:p>MORPH_TRAIT</text:p>
          </table:table-cell>
          <table:table-cell table:style-name="ce11" office:value-type="string">
            <text:p>EXCEPTIONAL_APT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28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PT</text:p>
          </table:table-cell>
          <table:table-cell table:style-name="ce12" table:formula="of:=[.A15]" office:value-type="float" office:value="0">
            <text:p>0</text:p>
          </table:table-cell>
          <table:table-cell table:style-name="ce12" table:number-columns-repeated="2"/>
          <table:table-cell table:style-name="ce12" office:value-type="string">
            <text:p>&lt;30, 35 ou 40&gt;</text:p>
          </table:table-cell>
          <table:table-cell table:style-name="ce29" office:value-type="string">
            <text:p>MORPH_MAX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27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FAST_LEARNER</text:p>
          </table:table-cell>
          <table:table-cell/>
          <table:table-cell table:style-name="ce27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27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27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27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27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27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27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27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27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27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27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/>
          <table:table-cell table:style-name="ce27" office:value-type="string">
            <text:p>TRAIT</text:p>
          </table:table-cell>
          <table:table-cell table:formula="of:=[.A27]" office:value-type="string" office:string-value="PSI">
            <text:p>PSI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2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27" office:value-type="string">
            <text:p>&lt;TRAIT/MORPH_TRAIT&gt;</text:p>
          </table:table-cell>
          <table:table-cell table:formula="of:=[.A28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27" office:value-type="string">
            <text:p>&lt;TRAIT/MORPH_TRAIT&gt;</text:p>
          </table:table-cell>
          <table:table-cell table:formula="of:=[.A29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27" office:value-type="string">
            <text:p>MORPH_TRAIT</text:p>
          </table:table-cell>
          <table:table-cell table:formula="of:=[.A30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27" office:value-type="string">
            <text:p>TRAIT</text:p>
          </table:table-cell>
          <table:table-cell table:formula="of:=[.A31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27" office:value-type="string">
            <text:p>TRAIT</text:p>
          </table:table-cell>
          <table:table-cell table:formula="of:=[.A32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SITUATIONAL_AWARENESS</text:p>
          </table:table-cell>
          <table:table-cell table:style-name="ce11"/>
          <table:table-cell table:style-name="ce28" office:value-type="string">
            <text:p>TRAIT</text:p>
          </table:table-cell>
          <table:table-cell table:style-name="ce11" table:formula="of:=[.A33]" office:value-type="string" office:string-value="SITUATIONAL_AWARENESS">
            <text:p>SITUATIONAL_AWARENESS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28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29" office:value-type="string">
            <text:p>ASK</text:p>
          </table:table-cell>
          <table:table-cell table:style-name="ce12" office:value-type="string">
            <text:p>PERCEPTION</text:p>
          </table:table-cell>
          <table:table-cell table:style-name="ce12" table:number-columns-repeated="2"/>
          <table:table-cell table:style-name="ce12" office:value-type="float" office:value="0">
            <text:p>0</text:p>
          </table:table-cell>
          <table:table-cell table:style-name="ce29" office:value-type="string">
            <text:p>MODIFIER</text:p>
          </table:table-cell>
          <table:table-cell table:style-name="ce34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STRIKING_LOOKS</text:p>
          </table:table-cell>
          <table:table-cell/>
          <table:table-cell table:style-name="ce27" office:value-type="string">
            <text:p>MORPH_TRAIT</text:p>
          </table:table-cell>
          <table:table-cell table:formula="of:=[.A35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TOUGH</text:p>
          </table:table-cell>
          <table:table-cell table:style-name="ce11"/>
          <table:table-cell table:style-name="ce28" office:value-type="string">
            <text:p>MORPH_TRAIT</text:p>
          </table:table-cell>
          <table:table-cell table:style-name="ce11" table:formula="of:=[.A36]" office:value-type="string" office:string-value="TOUGH">
            <text:p>TOUGH</text:p>
          </table:table-cell>
          <table:table-cell table:style-name="ce11" office:value-type="string">
            <text:p>&lt;1, 2 ou 3&gt;</text:p>
          </table:table-cell>
          <table:table-cell table:style-name="ce11"/>
          <table:table-cell table:style-name="ce11" office:value-type="string">
            <text:p>&lt;Level*10&gt;</text:p>
          </table:table-cell>
          <table:table-cell table:style-name="ce28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29" office:value-type="string">
            <text:p>MORPH_DURABILITY</text:p>
          </table:table-cell>
          <table:table-cell table:style-name="ce12" table:number-columns-repeated="3"/>
          <table:table-cell table:style-name="ce12" office:value-type="string">
            <text:p>&lt;Level*5&gt;</text:p>
          </table:table-cell>
          <table:table-cell table:style-name="ce29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27" office:value-type="string">
            <text:p>TRAIT</text:p>
          </table:table-cell>
          <table:table-cell table:formula="of:=[.A38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7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6" office:value-type="string">
            <text:p>Trait négatif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1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AGED</text:p>
          </table:table-cell>
          <table:table-cell table:style-name="ce11"/>
          <table:table-cell table:style-name="ce11" office:value-type="string">
            <text:p>MORPH_TRAIT</text:p>
          </table:table-cell>
          <table:table-cell table:style-name="ce11" table:formula="of:=[.A42]" office:value-type="string" office:string-value="AGED">
            <text:p>AGED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SOM</text:p>
          </table:table-cell>
          <table:table-cell table:style-name="ce14" table:number-columns-repeated="2"/>
          <table:table-cell table:style-name="Default" office:value-type="float" office:value="-5">
            <text:p>-5</text:p>
          </table:table-cell>
          <table:table-cell table:style-name="ce14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SAV</text:p>
          </table:table-cell>
          <table:table-cell table:style-name="ce14" table:number-columns-repeated="2"/>
          <table:table-cell table:style-name="Default" office:value-type="float" office:value="-5">
            <text:p>-5</text:p>
          </table:table-cell>
          <table:table-cell table:style-name="ce14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WIL</text:p>
          </table:table-cell>
          <table:table-cell table:style-name="ce14" table:number-columns-repeated="2"/>
          <table:table-cell table:style-name="Default" office:value-type="float" office:value="-5">
            <text:p>-5</text:p>
          </table:table-cell>
          <table:table-cell table:style-name="ce14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INT</text:p>
          </table:table-cell>
          <table:table-cell table:style-name="ce14" table:number-columns-repeated="2"/>
          <table:table-cell table:style-name="Default" office:value-type="float" office:value="-5">
            <text:p>-5</text:p>
          </table:table-cell>
          <table:table-cell table:style-name="ce14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PT</text:p>
          </table:table-cell>
          <table:table-cell table:style-name="ce12" office:value-type="string">
            <text:p>COG</text:p>
          </table:table-cell>
          <table:table-cell table:style-name="ce12" table:number-columns-repeated="2"/>
          <table:table-cell table:style-name="ce12" office:value-type="float" office:value="-5">
            <text:p>-5</text:p>
          </table:table-cell>
          <table:table-cell table:style-name="ce12" office:value-type="string">
            <text:p>MORPH_MAX_MOD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0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BLACKLISTED</text:p>
          </table:table-cell>
          <table:table-cell table:style-name="ce11"/>
          <table:table-cell table:style-name="ce11" office:value-type="string">
            <text:p>TRAIT</text:p>
          </table:table-cell>
          <table:table-cell table:style-name="ce11" table:formula="of:=[.A51]" office:value-type="string" office:string-value="BLACKLISTED">
            <text:p>BLACKLISTED</text:p>
          </table:table-cell>
          <table:table-cell table:style-name="ce11" office:value-type="string">
            <text:p>&lt;min,maj&gt;</text:p>
          </table:table-cell>
          <table:table-cell table:style-name="ce11" office:value-type="string">
            <text:p>&lt;Reputation&gt;</text:p>
          </table:table-cell>
          <table:table-cell table:style-name="ce11" office:value-type="string">
            <text:p>&lt;5 ou 20&gt;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/>
          <table:table-cell table:style-name="ce12" office:value-type="string">
            <text:p>ID</text:p>
          </table:table-cell>
          <table:table-cell table:style-name="ce12" office:value-type="string">
            <text:p>&lt;Pour chaque ID&gt;</text:p>
          </table:table-cell>
          <table:table-cell table:style-name="ce12" office:value-type="string">
            <text:p>REPUTATION</text:p>
          </table:table-cell>
          <table:table-cell table:style-name="ce12" office:value-type="string">
            <text:p>&lt;Reputation&gt;</text:p>
          </table:table-cell>
          <table:table-cell table:style-name="ce12"/>
          <table:table-cell table:style-name="ce12" office:value-type="string">
            <text:p>MODIFIER</text:p>
          </table:table-cell>
          <table:table-cell table:style-name="ce32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LACK_MARK</text:p>
          </table:table-cell>
          <table:table-cell table:style-name="ce11"/>
          <table:table-cell table:style-name="ce11" office:value-type="string">
            <text:p>TRAIT</text:p>
          </table:table-cell>
          <table:table-cell table:style-name="ce11" table:formula="of:=[.A53]" office:value-type="string" office:string-value="BLACK_MARK">
            <text:p>BLACK_MARK</text:p>
          </table:table-cell>
          <table:table-cell table:style-name="ce11" office:value-type="string">
            <text:p>&lt;1, 2 ou 3&gt;</text:p>
          </table:table-cell>
          <table:table-cell table:style-name="ce11" office:value-type="string">
            <text:p>&lt;Reputation&gt;</text:p>
          </table:table-cell>
          <table:table-cell table:style-name="ce11" office:value-type="string">
            <text:p>&lt;Level*10&gt;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/>
          <table:table-cell table:style-name="ce12" office:value-type="string">
            <text:p>ASK</text:p>
          </table:table-cell>
          <table:table-cell table:style-name="ce12" office:value-type="string">
            <text:p>NW : &lt;Reputation&gt;</text:p>
          </table:table-cell>
          <table:table-cell table:style-name="ce12" table:number-columns-repeated="2"/>
          <table:table-cell table:style-name="ce12" office:value-type="string">
            <text:p>&lt;Level*-10&gt;</text:p>
          </table:table-cell>
          <table:table-cell table:style-name="ce12" office:value-type="string">
            <text:p>MODIFIER</text:p>
          </table:table-cell>
          <table:table-cell table:style-name="ce32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5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FEEBLE</text:p>
          </table:table-cell>
          <table:table-cell table:style-name="ce11"/>
          <table:table-cell table:style-name="ce11" office:value-type="string">
            <text:p>TRAIT</text:p>
          </table:table-cell>
          <table:table-cell table:style-name="ce11" table:formula="of:=[.A58]" office:value-type="string" office:string-value="FEEBLE">
            <text:p>FEEBLE</text:p>
          </table:table-cell>
          <table:table-cell table:style-name="ce11"/>
          <table:table-cell table:style-name="ce11" office:value-type="string">
            <text:p>&lt;aptitude&gt;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5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PT</text:p>
          </table:table-cell>
          <table:table-cell table:style-name="ce12" office:value-type="string">
            <text:p>&lt;aptitude&gt;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2" office:value-type="string">
            <text:p>MORPH_MAX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22" office:value-type="string">
            <text:p>FRAIL</text:p>
          </table:table-cell>
          <table:table-cell table:style-name="ce11"/>
          <table:table-cell table:style-name="ce11" office:value-type="string">
            <text:p>MORPH_TRAIT</text:p>
          </table:table-cell>
          <table:table-cell table:style-name="ce11" table:formula="of:=[.A61]" office:value-type="string" office:string-value="FRAIL">
            <text:p>FRAIL</text:p>
          </table:table-cell>
          <table:table-cell table:style-name="ce11" table:number-columns-repeated="3"/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29" office:value-type="string">
            <text:p>MORPH_DURABILITY</text:p>
          </table:table-cell>
          <table:table-cell table:style-name="ce12" table:number-columns-repeated="3"/>
          <table:table-cell table:style-name="ce12" office:value-type="string">
            <text:p>&lt;Level*-5&gt;</text:p>
          </table:table-cell>
          <table:table-cell table:style-name="ce29" office:value-type="string">
            <text:p>MODIFIER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3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4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7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INCOMPETENT</text:p>
          </table:table-cell>
          <table:table-cell table:style-name="ce11"/>
          <table:table-cell table:style-name="ce11" office:value-type="string">
            <text:p>TRAIT</text:p>
          </table:table-cell>
          <table:table-cell table:formula="of:=[.A68]" office:value-type="string" office:string-value="INCOMPETENT">
            <text:p>INCOMPETENT</text:p>
          </table:table-cell>
          <table:table-cell table:style-name="ce11"/>
          <table:table-cell table:style-name="ce11" office:value-type="string">
            <text:p>&lt;skill&gt;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office:value-type="string">
            <text:p>&lt;skill&gt;</text:p>
          </table:table-cell>
          <table:table-cell table:style-name="ce12" table:number-columns-repeated="2"/>
          <table:table-cell table:style-name="ce12" office:value-type="float" office:value="-1000">
            <text:p>-1000</text:p>
          </table:table-cell>
          <table:table-cell table:style-name="ce12" office:value-type="string">
            <text:p>MODIFIER</text:p>
          </table:table-cell>
          <table:table-cell table:style-name="ce32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0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1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2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3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4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7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8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0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1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2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3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4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5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6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2" office:value-type="string">
            <text:p>UNFIT</text:p>
          </table:table-cell>
          <table:table-cell table:style-name="ce11"/>
          <table:table-cell table:style-name="ce11" office:value-type="string">
            <text:p>MORPH_TRAIT</text:p>
          </table:table-cell>
          <table:table-cell table:style-name="ce11" table:formula="of:=[.A88]" office:value-type="string" office:string-value="UNFIT">
            <text:p>UNFIT</text:p>
          </table:table-cell>
          <table:table-cell table:style-name="ce11" office:value-type="string">
            <text:p>&lt;1 ou 2&gt;</text:p>
          </table:table-cell>
          <table:table-cell table:style-name="ce11"/>
          <table:table-cell table:style-name="ce11" office:value-type="string">
            <text:p>&lt;Level*10&gt;</text:p>
          </table:table-cell>
          <table:table-cell table:style-name="ce11" office:value-type="string">
            <text:p>FREEBIE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5"/>
          <table:table-cell table:style-name="ce14" office:value-type="string">
            <text:p>&lt;Cause&gt;</text:p>
          </table:table-cell>
          <table:table-cell table:style-name="ce14" office:value-type="string">
            <text:p>APT</text:p>
          </table:table-cell>
          <table:table-cell table:style-name="ce14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&lt;Cause&gt;</text:p>
          </table:table-cell>
          <table:table-cell table:style-name="ce12" office:value-type="string">
            <text:p>APT</text:p>
          </table:table-cell>
          <table:table-cell table:style-name="ce12" office:value-type="string">
            <text:p>SOM</text:p>
          </table:table-cell>
          <table:table-cell table:style-name="ce12" table:number-columns-repeated="2"/>
          <table:table-cell table:style-name="ce12" office:value-type="string">
            <text:p>&lt;Level*-5&gt;</text:p>
          </table:table-cell>
          <table:table-cell table:style-name="ce12" office:value-type="string">
            <text:p>MORPH_MAX_MOD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2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3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21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26" table:default-cell-style-name="ce8"/>
        <table:table-column table:style-name="co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ce18"/>
        <table:table-row table:style-name="ro1">
          <table:table-cell table:style-name="ce6" office:value-type="string">
            <text:p>Background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</table:table-row>
        <table:table-row table:style-name="ro1">
          <table:table-cell table:style-name="ce35" office:value-type="string">
            <text:p>BG_DRIFTER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2]" office:value-type="string" office:string-value="BG_DRIFTER">
            <text:p>BG_DRIFTER</text:p>
          </table:table-cell>
        </table:table-row>
        <table:table-row table:style-name="ro1">
          <table:table-cell table:style-name="ce3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37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FALL_EVACUEE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6]" office:value-type="string" office:string-value="BG_FALL_EVACUEE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CREDITS</text:p>
          </table:table-cell>
          <table:table-cell table:style-name="ce12" table:number-columns-repeated="3"/>
          <table:table-cell table:style-name="ce12" office:value-type="float" office:value="-2500">
            <text:p>-250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HYPERELITE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11]" office:value-type="string" office:string-value="BG_HYPERELITE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INFOLIFE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15]" office:value-type="string" office:string-value="BG_INFOLIFE">
            <text:p>BG_INFOLIFE</text:p>
          </table:table-cell>
        </table:table-row>
        <table:table-row table:style-name="ro1">
          <table:table-cell table:style-name="ce3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&lt;skills sociaux&gt;</text:p>
          </table:table-cell>
          <table:table-cell table:style-name="ce12" table:number-columns-repeated="2"/>
          <table:table-cell table:style-name="ce12" office:value-type="string">
            <text:p>&lt;div / 2 pts création&gt;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ISOLATE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24]" office:value-type="string" office:string-value="BG_ISOLATE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&lt;une ID&gt;</text:p>
          </table:table-cell>
          <table:table-cell table:style-name="ce12" office:value-type="string">
            <text:p>REPUTATION </text:p>
          </table:table-cell>
          <table:table-cell table:style-name="ce12" office:value-type="string">
            <text:p>&lt;rep&gt;</text:p>
          </table:table-cell>
          <table:table-cell table:style-name="ce12" office:value-type="float" office:value="-10">
            <text:p>-1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LOST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28]" office:value-type="string" office:string-value="BG_LOST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TRAIT</text:p>
          </table:table-cell>
          <table:table-cell table:style-name="ce12" office:value-type="string">
            <text:p>SOCIAL_STIGMA</text:p>
          </table:table-cell>
          <table:table-cell table:style-name="ce12"/>
          <table:table-cell table:style-name="ce12" office:value-type="string">
            <text:p>Gén. Perdu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LUNAR_COLONIST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35]" office:value-type="string" office:string-value="BG_LUNAR_COLONIST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MARTIAN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39]" office:value-type="string" office:string-value="BG_MARTIAN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ORIGINAL_SPACE_COLONIST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43]" office:value-type="string" office:string-value="BG_ORIGINAL_SPACE_COLONIST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REINSTANTIATED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47]" office:value-type="string" office:string-value="BG_REINSTANTIATED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TRAIT</text:p>
          </table:table-cell>
          <table:table-cell table:style-name="ce12" office:value-type="string">
            <text:p>EDITED_MEMORIES</text:p>
          </table:table-cell>
          <table:table-cell table:style-name="ce12" table:number-columns-repeated="2"/>
          <table:table-cell table:style-name="ce12" office:value-type="float" office:value="0">
            <text:p>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BG_SCUMBORN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53]" office:value-type="string" office:string-value="BG_SCUMBORN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A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8" office:value-type="string">
            <text:p>BG_UPLIFT</text:p>
          </table:table-cell>
          <table:table-cell table:style-name="ce11"/>
          <table:table-cell table:style-name="ce11" office:value-type="string">
            <text:p>BACKGROUND</text:p>
          </table:table-cell>
          <table:table-cell table:style-name="ce11" table:number-columns-repeated="5"/>
          <table:table-cell table:style-name="ce31" table:formula="of:=[.A57]" office:value-type="string" office:string-value="BG_UPLIFT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style-name="ce14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KSK</text:p>
          </table:table-cell>
          <table:table-cell table:style-name="ce12" office:value-type="string">
            <text:p>&lt;Knowledge skill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</table:table>
      <table:table table:name="Segments(Faction)" table:style-name="ta1">
        <table:table-column table:style-name="co33" table:default-cell-style-name="ce8"/>
        <table:table-column table:style-name="co34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18"/>
        <table:table-row table:style-name="ro1">
          <table:table-cell table:style-name="ce6" office:value-type="string">
            <text:p>Faction</text:p>
          </table:table-cell>
          <table:table-cell table:style-name="ce10" office:value-type="string">
            <text:p>Cause</text:p>
          </table:table-cell>
          <table:table-cell table:style-name="ce13" office:value-type="string">
            <text:p>Clé générale</text:p>
          </table:table-cell>
          <table:table-cell table:style-name="ce13" office:value-type="string">
            <text:p>Sous-clé 1</text:p>
          </table:table-cell>
          <table:table-cell table:style-name="ce13" office:value-type="string">
            <text:p>Sous-clé 2</text:p>
          </table:table-cell>
          <table:table-cell table:style-name="ce13" office:value-type="string">
            <text:p>Sous-clé 3</text:p>
          </table:table-cell>
          <table:table-cell table:style-name="ce10" office:value-type="string">
            <text:p>Amount</text:p>
          </table:table-cell>
          <table:table-cell table:style-name="ce13" office:value-type="string">
            <text:p>AmountType</text:p>
          </table:table-cell>
          <table:table-cell table:style-name="ce15" office:value-type="string">
            <text:p>Valeur chaîne</text:p>
          </table:table-cell>
        </table:table-row>
        <table:table-row table:style-name="ro1">
          <table:table-cell table:style-name="ce35" office:value-type="string">
            <text:p>FC_ANARCHIST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2]" office:value-type="string" office:string-value="FC_ANARCHIST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A-rep</text:p>
          </table:table-cell>
          <table:table-cell table:style-name="ce12" table:number-columns-repeated="2"/>
          <table:table-cell table:style-name="ce12" office:value-type="float" office:value="30">
            <text:p>3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ARGONAUT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5]" office:value-type="string" office:string-value="FC_ARGONAUT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R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BARSOOMIAN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9]" office:value-type="string" office:string-value="FC_BARSOOMIAN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A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BRINKER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13]" office:value-type="string" office:string-value="FC_BRINKER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CRIMINAL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17]" office:value-type="string" office:string-value="FC_CRIMINAL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G-rep</text:p>
          </table:table-cell>
          <table:table-cell table:style-name="ce12" table:number-columns-repeated="2"/>
          <table:table-cell table:style-name="ce12" office:value-type="float" office:value="30">
            <text:p>3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EXTROPIAN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20]" office:value-type="string" office:string-value="FC_EXTROPIAN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A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HYPERCORP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24]" office:value-type="string" office:string-value="FC_HYPERCORP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JOVIAN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28]" office:value-type="string" office:string-value="FC_JOVIAN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LUNAR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33]" office:value-type="string" office:string-value="FC_LUNAR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14" office:value-type="string">
            <text:p>&lt;Cause&gt;</text:p>
          </table:table-cell>
          <table:table-cell table:style-name="ce14" office:value-type="string">
            <text:p>ASK</text:p>
          </table:table-cell>
          <table:table-cell table:style-name="ce14" office:value-type="string">
            <text:p>NW:C-rep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14"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E-rep</text:p>
          </table:table-cell>
          <table:table-cell table:style-name="ce12" table:number-columns-repeated="2"/>
          <table:table-cell table:style-name="ce12" office:value-type="float" office:value="10">
            <text:p>1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MERCURIAL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37]" office:value-type="string" office:string-value="FC_MERCURIAL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SCUM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41]" office:value-type="string" office:string-value="FC_SCUM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A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SOCIALITE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45]" office:value-type="string" office:string-value="FC_SOCIALITE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F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TITANIAN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49]" office:value-type="string" office:string-value="FC_TITANIAN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F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ULTIMATE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53]" office:value-type="string" office:string-value="FC_ULTIMATE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&lt;rep&gt;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  <table:table-row table:style-name="ro1">
          <table:table-cell table:style-name="ce35" office:value-type="string">
            <text:p>FC_VENUSIAN</text:p>
          </table:table-cell>
          <table:table-cell table:style-name="ce11"/>
          <table:table-cell table:style-name="ce11" office:value-type="string">
            <text:p>FACTION</text:p>
          </table:table-cell>
          <table:table-cell table:style-name="ce11" table:number-columns-repeated="5"/>
          <table:table-cell table:style-name="ce31" table:formula="of:=[.A57]" office:value-type="string" office:string-value="FC_VENUSIAN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9"/>
          <table:table-cell table:style-name="ce12" office:value-type="string">
            <text:p>&lt;Cause&gt;</text:p>
          </table:table-cell>
          <table:table-cell table:style-name="ce12" office:value-type="string">
            <text:p>ASK</text:p>
          </table:table-cell>
          <table:table-cell table:style-name="ce12" office:value-type="string">
            <text:p>NW:C-rep</text:p>
          </table:table-cell>
          <table:table-cell table:style-name="ce12" table:number-columns-repeated="2"/>
          <table:table-cell table:style-name="ce12" office:value-type="float" office:value="20">
            <text:p>20</text:p>
          </table:table-cell>
          <table:table-cell table:style-name="ce12" office:value-type="string">
            <text:p>FREE</text:p>
          </table:table-cell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09T03:24:10.41</dc:date>
    <meta:editing-duration>PT4H28M53S</meta:editing-duration>
    <meta:editing-cycles>57</meta:editing-cycles>
    <meta:generator>LibreOffice/3.5$Windows_x86 LibreOffice_project/165a79a-7059095-e13bb37-fef39a4-9503d18</meta:generator>
    <meta:document-statistic meta:table-count="7" meta:cell-count="6977" meta:object-count="0"/>
  </office:meta>
</office:document-meta>
</file>